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6.62mm"/>
    </style:style>
    <style:style style:name="co2" style:family="table-column">
      <style:table-column-properties fo:break-before="auto" style:column-width="227.81mm"/>
    </style:style>
    <style:style style:name="co3" style:family="table-column">
      <style:table-column-properties fo:break-before="auto" style:column-width="152.14mm"/>
    </style:style>
    <style:style style:name="co4" style:family="table-column">
      <style:table-column-properties fo:break-before="auto" style:column-width="26.1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09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10.58mm" fo:break-before="auto" style:use-optimal-row-height="true"/>
    </style:style>
    <style:style style:name="ro6" style:family="table-row">
      <style:table-row-properties style:row-height="11.38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Guarderías">
      <style:table-properties table:display="true" style:writing-mode="lr-tb"/>
    </style:style>
    <style:style style:name="ce1" style:family="table-cell" style:parent-style-name="Default">
      <style:table-cell-properties fo:background-color="#4f622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" style:family="table-cell" style:parent-style-name="Default">
      <style:table-cell-properties fo:background-color="#25406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25406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09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uardería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15"/>
        <table:table-column table:style-name="co4" table:number-columns-repeated="1021" table:default-cell-style-name="ce6"/>
        <table:table-row table:style-name="ro1">
          <table:table-cell table:style-name="Default"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3" table:number-rows-spanned="1">
            <text:p>Catálogo de atributos - Guarderías Septiembre 2015</text:p>
          </table:table-cell>
          <table:covered-table-cell table:number-columns-repeated="2" table:style-name="ce1"/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ce6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Pregunta </text:p>
          </table:table-cell>
          <table:table-cell table:style-name="ce10" office:value-type="string" calcext:value-type="string">
            <text:p>Valores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35">
            <text:p>deleg</text:p>
          </table:table-cell>
          <table:table-cell table:style-name="ce7" office:value-type="string" calcext:value-type="string" table:number-columns-spanned="1" table:number-rows-spanned="35">
            <text:p>Clave de la Delegación</text:p>
          </table:table-cell>
          <table:table-cell table:style-name="ce11" office:value-type="string" calcext:value-type="string">
            <text:p>01 <text:s text:c="4"/>Aguascaliente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Baja Californi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3 <text:s text:c="4"/>Baja California Sur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4 <text:s text:c="4"/>Campeche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5 <text:s text:c="4"/>Chiapa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6 <text:s text:c="4"/>Chihuahu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7 <text:s text:c="4"/>Coahuil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8 <text:s text:c="4"/>Colim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9 <text:s text:c="4"/>D.F. Norte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10 <text:s text:c="4"/>D.F. Sur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11 <text:s text:c="4"/>Durang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12 <text:s text:c="4"/>México Oriente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13 <text:s text:c="4"/>México Poniente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14 <text:s text:c="4"/>Guanajuat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15 <text:s text:c="4"/>Guerrer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16 <text:s text:c="4"/>Hidalg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17 <text:s text:c="4"/>Jalisc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18 <text:s text:c="4"/>Michoacán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19 <text:s text:c="4"/>Morelo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20 <text:s text:c="4"/>Nayarit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21 <text:s text:c="4"/>Nuevo León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22 <text:s text:c="4"/>Oaxac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23 <text:s text:c="4"/>Puebl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24 <text:s text:c="4"/>Querétar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25 <text:s text:c="4"/>Quintana Ro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26 <text:s text:c="4"/>San Luis Potosí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27 <text:s text:c="4"/>Sinalo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28 <text:s text:c="4"/>Sonor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29 <text:s text:c="4"/>Tabasc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30 <text:s text:c="4"/>Tamaulipa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31 <text:s text:c="4"/>Tlaxcal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32 <text:s text:c="4"/>Veracruz Norte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33 <text:s text:c="4"/>Veracruz Sur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34 <text:s text:c="4"/>Yucatán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35 <text:s text:c="4"/>Zacateca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d_guard</text:p>
          </table:table-cell>
          <table:table-cell table:style-name="ce8" office:value-type="string" calcext:value-type="string">
            <text:p>Clave o número de identificación de la guardería</text:p>
          </table:table-cell>
          <table:table-cell table:style-name="ce9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uard</text:p>
          </table:table-cell>
          <table:table-cell table:style-name="ce9" office:value-type="string" calcext:value-type="string">
            <text:p>Nombre de la Guarderia</text:p>
          </table:table-cell>
          <table:table-cell table:style-name="ce11" office:value-type="string" calcext:value-type="string">
            <text:p>-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4">
            <text:p>esq</text:p>
          </table:table-cell>
          <table:table-cell table:style-name="ce7" office:value-type="string" calcext:value-type="string" table:number-columns-spanned="1" table:number-rows-spanned="4">
            <text:p>Esquema</text:p>
          </table:table-cell>
          <table:table-cell table:style-name="ce11" office:value-type="string" calcext:value-type="string">
            <text:p>01 <text:s text:c="4"/>Esquema Vecinal Comunitario Únic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Esquema Ordinari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3 <text:s text:c="4"/>Esquema Madres IMS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04 <text:s text:c="4"/>Esquema Integrador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fecha_d</text:p>
          </table:table-cell>
          <table:table-cell table:style-name="ce8" office:value-type="string" calcext:value-type="string">
            <text:p>Día de levantamiento</text:p>
          </table:table-cell>
          <table:table-cell table:style-name="ce9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fecha_m</text:p>
          </table:table-cell>
          <table:table-cell table:style-name="ce8" office:value-type="string" calcext:value-type="string">
            <text:p>Mes de levantamiento</text:p>
          </table:table-cell>
          <table:table-cell table:style-name="ce9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fecha_a</text:p>
          </table:table-cell>
          <table:table-cell table:style-name="ce8" office:value-type="string" calcext:value-type="string">
            <text:p>Año de levantamiento</text:p>
          </table:table-cell>
          <table:table-cell table:style-name="ce9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hr_ini_h</text:p>
          </table:table-cell>
          <table:table-cell table:style-name="ce8" office:value-type="string" calcext:value-type="string">
            <text:p>Hora de inicio</text:p>
          </table:table-cell>
          <table:table-cell table:style-name="ce9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hr_ini_m</text:p>
          </table:table-cell>
          <table:table-cell table:style-name="ce8" office:value-type="string" calcext:value-type="string">
            <text:p>Minuto de inicio</text:p>
          </table:table-cell>
          <table:table-cell table:style-name="ce9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hr_fin_h</text:p>
          </table:table-cell>
          <table:table-cell table:style-name="ce8" office:value-type="string" calcext:value-type="string">
            <text:p>Hora de término</text:p>
          </table:table-cell>
          <table:table-cell table:style-name="ce9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hr_fin_m</text:p>
          </table:table-cell>
          <table:table-cell table:style-name="ce8" office:value-type="string" calcext:value-type="string">
            <text:p>Minuto de término</text:p>
          </table:table-cell>
          <table:table-cell table:style-name="ce9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dad</text:p>
          </table:table-cell>
          <table:table-cell table:style-name="ce8" office:value-type="string" calcext:value-type="string">
            <text:p>¿Cuántos años cumplidos tiene usted?</text:p>
          </table:table-cell>
          <table:table-cell table:style-name="ce9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echab</text:p>
          </table:table-cell>
          <table:table-cell table:style-name="ce8" office:value-type="string" calcext:value-type="string">
            <text:p>¿Cuántos días a la semana entrega o recoge usted al niño(a) en esta guardería?</text:p>
          </table:table-cell>
          <table:table-cell table:style-name="ce14" office:value-type="string" calcext:value-type="string">
            <text:p>-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6">
            <text:p>sat1</text:p>
          </table:table-cell>
          <table:table-cell table:style-name="ce7" office:value-type="string" calcext:value-type="string" table:number-columns-spanned="1" table:number-rows-spanned="6">
            <text:p>En general, ¿Qué tan satisfecho o insatisfecho está usted con el servicio que recibe en esta guardería del IMSS?</text:p>
          </table:table-cell>
          <table:table-cell table:style-name="ce11" office:value-type="string" calcext:value-type="string">
            <text:p>01 <text:s text:c="4"/>Muy satisfech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Satisfech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3 <text:s text:c="4"/>Ni satisfecho ni insatisfech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4 <text:s text:c="4"/>Insatisfech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5 <text:s text:c="4"/>Muy insatisfech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 <text:s text:c="4"/>NO SABE/NO RESPOND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4">
            <text:p>solinsc</text:p>
          </table:table-cell>
          <table:table-cell table:style-name="ce7" office:value-type="string" calcext:value-type="string" table:number-columns-spanned="1" table:number-rows-spanned="4">
            <text:p>¿Cuál fue el medio por el cual realizó la solicitud de inscripción?</text:p>
          </table:table-cell>
          <table:table-cell table:style-name="ce11" office:value-type="string" calcext:value-type="string">
            <text:p>01 <text:s text:c="4"/>Directamente en esta guarderí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Por internet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3 <text:s text:c="4"/>Lo realizó otra person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 <text:s text:c="4"/>NO SABE/NO RESPOND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3">
            <text:p>internet</text:p>
          </table:table-cell>
          <table:table-cell table:style-name="ce7" office:value-type="string" calcext:value-type="string" table:number-columns-spanned="1" table:number-rows-spanned="3">
            <text:p>¿Las instrucciones a través del portal de internet fueron claras?</text:p>
          </table:table-cell>
          <table:table-cell table:style-name="ce11" office:value-type="string" calcext:value-type="string">
            <text:p>01 <text:s text:c="4"/>Sí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N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 <text:s text:c="4"/>NO SABE/NO RESPOND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3">
            <text:p>tramit</text:p>
          </table:table-cell>
          <table:table-cell table:style-name="ce7" office:value-type="string" calcext:value-type="string" table:number-columns-spanned="1" table:number-rows-spanned="3">
            <text:p>¿Fue fácil el trámite que realizó en esta guardería para inscribir al niño(a)?</text:p>
          </table:table-cell>
          <table:table-cell table:style-name="ce11" office:value-type="string" calcext:value-type="string">
            <text:p>01 <text:s text:c="4"/>Sí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N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 <text:s text:c="4"/>NO SABE/NO RESPOND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6">
            <text:p>tmpoingr</text:p>
          </table:table-cell>
          <table:table-cell table:style-name="ce7" office:value-type="string" calcext:value-type="string" table:number-columns-spanned="1" table:number-rows-spanned="6">
            <text:p>¿Cuánto tiempo pasó desde que realizó la solicitud hasta que ingresó el niño(a) a esta guardería?</text:p>
          </table:table-cell>
          <table:table-cell table:style-name="ce11" office:value-type="string" calcext:value-type="string">
            <text:p>01 <text:s text:c="4"/>Menos de 1 seman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De 1 a 2 semana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3 <text:s text:c="4"/>Más de 2 semanas a 1 me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4 <text:s text:c="4"/>Más de 1 mes a 3 mese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5 <text:s text:c="4"/>Más de 3 mese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 <text:s text:c="4"/>NO SABE/NO RESPOND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3">
            <text:p>filtroen</text:p>
          </table:table-cell>
          <table:table-cell table:style-name="ce7" office:value-type="string" calcext:value-type="string" table:number-columns-spanned="1" table:number-rows-spanned="3">
            <text:p>¿Usted entrega al niño(a) en la guardería?</text:p>
          </table:table-cell>
          <table:table-cell table:style-name="ce11" office:value-type="string" calcext:value-type="string">
            <text:p>01 <text:s text:c="4"/>Sí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N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 <text:s text:c="4"/>NO SABE/NO RESPOND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6">
            <text:p>asistllegada</text:p>
          </table:table-cell>
          <table:table-cell table:style-name="ce7" office:value-type="string" calcext:value-type="string" table:number-columns-spanned="1" table:number-rows-spanned="6">
            <text:p>¿Con qué frecuencia el personal de la guardería Se encuentra en el vestíbulo para recibir a las y <text:s/>los niños?</text:p>
          </table:table-cell>
          <table:table-cell table:style-name="ce11" office:value-type="string" calcext:value-type="string">
            <text:p>01 <text:s text:c="4"/>Siempre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Casi siempre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3 <text:s text:c="4"/>A vece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4 <text:s text:c="4"/>Pocas vece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5 <text:s text:c="4"/>Nunc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 <text:s text:c="4"/>NO SABE/NO RESPOND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6">
            <text:p>enfllegada</text:p>
          </table:table-cell>
          <table:table-cell table:style-name="ce7" office:value-type="string" calcext:value-type="string" table:number-columns-spanned="1" table:number-rows-spanned="6">
            <text:p>¿Con qué frecuencia el personal de la guardería Revisa al niño(a) para descartar la presencia de algún signo o síntoma de enfermedad o lesión?</text:p>
          </table:table-cell>
          <table:table-cell table:style-name="ce11" office:value-type="string" calcext:value-type="string">
            <text:p>01 <text:s text:c="4"/>Siempre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Casi siempre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3 <text:s text:c="4"/>A vece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4 <text:s text:c="4"/>Pocas vece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5 <text:s text:c="4"/>Nunc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 <text:s text:c="4"/>NO SABE/NO RESPOND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6">
            <text:p>revdesp</text:p>
          </table:table-cell>
          <table:table-cell table:style-name="ce7" office:value-type="string" calcext:value-type="string" table:number-columns-spanned="1" table:number-rows-spanned="6">
            <text:p>¿Con qué frecuencia el personal de la guardería Revisa que el niño(a) al momento de su llegada se encuentre despierto (a) y con la cabeza descubierta?</text:p>
          </table:table-cell>
          <table:table-cell table:style-name="ce11" office:value-type="string" calcext:value-type="string">
            <text:p>01 <text:s text:c="4"/>Siempre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Casi siempre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3 <text:s text:c="4"/>A vece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4 <text:s text:c="4"/>Pocas vece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5 <text:s text:c="4"/>Nunc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 <text:s text:c="4"/>NO SABE/NO RESPOND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6">
            <text:p>revunas</text:p>
          </table:table-cell>
          <table:table-cell table:style-name="ce7" office:value-type="string" calcext:value-type="string" table:number-columns-spanned="1" table:number-rows-spanned="6">
            <text:p>¿Con qué frecuencia el personal de la guardería Revisa que el niño(a) al momento de su llegada lleve uñas cortas y no porte alhajas?</text:p>
          </table:table-cell>
          <table:table-cell table:style-name="ce11" office:value-type="string" calcext:value-type="string">
            <text:p>01 <text:s text:c="4"/>Siempre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Casi siempre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3 <text:s text:c="4"/>A vece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4 <text:s text:c="4"/>Pocas vece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5 <text:s text:c="4"/>Nunc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 <text:s text:c="4"/>NO SABE/NO RESPOND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6">
            <text:p>limp</text:p>
          </table:table-cell>
          <table:table-cell table:style-name="ce7" office:value-type="string" calcext:value-type="string" table:number-columns-spanned="1" table:number-rows-spanned="6">
            <text:p>En general, ¿cómo calificaría la limpieza de la guardería?</text:p>
          </table:table-cell>
          <table:table-cell table:style-name="ce11" office:value-type="string" calcext:value-type="string">
            <text:p>01 <text:s text:c="4"/>Excelente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Buen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3 <text:s text:c="4"/>Ni buena ni mal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4 <text:s text:c="4"/>Mal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5 <text:s text:c="4"/>Pésim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 <text:s text:c="4"/>NO SABE/NO RESPOND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6">
            <text:p>trato2</text:p>
          </table:table-cell>
          <table:table-cell table:style-name="ce7" office:value-type="string" calcext:value-type="string" table:number-columns-spanned="1" table:number-rows-spanned="6">
            <text:p>¿Cómo es el trato que recibe usted por parte del personal de esta guardería?</text:p>
          </table:table-cell>
          <table:table-cell table:style-name="ce11" office:value-type="string" calcext:value-type="string">
            <text:p>01 <text:s text:c="4"/>Excelente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Buen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3 <text:s text:c="4"/>Ni bueno ni mal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4 <text:s text:c="4"/>Mal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5 <text:s text:c="4"/>Pésim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 <text:s text:c="4"/>NO SABE/NO RESPOND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6">
            <text:p>trato1</text:p>
          </table:table-cell>
          <table:table-cell table:style-name="ce7" office:value-type="string" calcext:value-type="string" table:number-columns-spanned="1" table:number-rows-spanned="6">
            <text:p>¿Cómo es el trato que recibe el niño(a) por parte del personal de esta guardería?</text:p>
          </table:table-cell>
          <table:table-cell table:style-name="ce11" office:value-type="string" calcext:value-type="string">
            <text:p>01 <text:s text:c="4"/>Excelente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Buen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3 <text:s text:c="4"/>Ni bueno ni mal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4 <text:s text:c="4"/>Mal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5 <text:s text:c="4"/>Pésim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 <text:s text:c="4"/>NO SABE/NO RESPON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otal_a</text:p>
          </table:table-cell>
          <table:table-cell table:style-name="ce8" office:value-type="string" calcext:value-type="string">
            <text:p>Aproximadamente, ¿Cuántos niños hay en la sala a la que asiste <text:s/>el niño(a)?</text:p>
          </table:table-cell>
          <table:table-cell table:style-name="ce9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sistsala</text:p>
          </table:table-cell>
          <table:table-cell table:style-name="ce8" office:value-type="string" calcext:value-type="string">
            <text:p>¿Cuántas asistentes educativas hay en <text:s/>la sala a la que asiste el niño(a)?</text:p>
          </table:table-cell>
          <table:table-cell table:style-name="ce9" office:value-type="string" calcext:value-type="string">
            <text:p>-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4">
            <text:p>nutricion</text:p>
          </table:table-cell>
          <table:table-cell table:style-name="ce7" office:value-type="string" calcext:value-type="string" table:number-columns-spanned="1" table:number-rows-spanned="4">
            <text:p>Cuando el niño(a) presenta alguna reacción a ciertos alimentos, ¿el responsable de alimentación en la guardería, le informa y orienta?</text:p>
          </table:table-cell>
          <table:table-cell table:style-name="ce11" office:value-type="string" calcext:value-type="string">
            <text:p>01 <text:s text:c="4"/>Sí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N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97 <text:s text:c="4"/>No aplic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 <text:s text:c="4"/>NO SABE/NO RESPOND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8">
            <text:p>lactm1</text:p>
          </table:table-cell>
          <table:table-cell table:style-name="ce7" office:value-type="string" calcext:value-type="string" table:number-columns-spanned="1" table:number-rows-spanned="8">
            <text:p>¿Hasta qué edad se alimentó a la o el niño con leche materna?</text:p>
          </table:table-cell>
          <table:table-cell table:style-name="ce11" office:value-type="string" calcext:value-type="string">
            <text:p>01 <text:s text:c="4"/>Menos de 6 mese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Hasta los 6 mese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3 <text:s text:c="4"/>De los 6 meses un día al añ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4 <text:s text:c="4"/>Más de un añ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5 <text:s text:c="4"/>Actualmente toma leche matern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6 <text:s text:c="4"/>Esporádicamente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7 <text:s text:c="4"/>No se alimentó con leche matern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 <text:s text:c="4"/>NO SABE/NO RESPOND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6">
            <text:p>lactm2</text:p>
          </table:table-cell>
          <table:table-cell table:style-name="ce7" office:value-type="string" calcext:value-type="string" table:number-columns-spanned="1" table:number-rows-spanned="6">
            <text:p>¿A qué edad comenzó el niño(a) a ingerir líquidos, fórmula láctea o algún alimento diferente a la leche materna?</text:p>
          </table:table-cell>
          <table:table-cell table:style-name="ce11" office:value-type="string" calcext:value-type="string">
            <text:p>01 <text:s text:c="4"/>Desde que nació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Antes de los cuatro mese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3 <text:s text:c="4"/>Entre los 4 y los 6 mese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4 <text:s text:c="4"/>Después de los 6 mese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97 <text:s text:c="4"/>No aplic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 <text:s text:c="4"/>NO SABE/NO RESPOND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4">
            <text:p>lactm3</text:p>
          </table:table-cell>
          <table:table-cell table:style-name="ce7" office:value-type="string" calcext:value-type="string" table:number-columns-spanned="1" table:number-rows-spanned="4">
            <text:p>¿Al asistir a la guardería, el niño(a) continuó /continúa alimentándose con leche materna?</text:p>
          </table:table-cell>
          <table:table-cell table:style-name="ce11" office:value-type="string" calcext:value-type="string">
            <text:p>01 <text:s text:c="4"/>Sí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N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97 <text:s text:c="4"/>No aplic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 <text:s text:c="4"/>NO SABE/NO RESPOND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5">
            <text:p>vacunas</text:p>
          </table:table-cell>
          <table:table-cell table:style-name="ce7" office:value-type="string" calcext:value-type="string" table:number-columns-spanned="1" table:number-rows-spanned="5">
            <text:p>Cuando al niño(a) le hacen falta vacunas ¿La enfermera le recuerda que son necesarias?</text:p>
          </table:table-cell>
          <table:table-cell table:style-name="ce11" office:value-type="string" calcext:value-type="string">
            <text:p>01 <text:s text:c="4"/>Sí me recuerd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No me recuerda</text:p>
          </table:table-cell>
          <table:table-cell table:number-columns-repeated="1021"/>
        </table:table-row>
        <table:table-row table:style-name="ro5">
          <table:covered-table-cell table:style-name="ce3"/>
          <table:covered-table-cell table:style-name="ce7"/>
          <table:table-cell table:style-name="ce12" office:value-type="string" calcext:value-type="string">
            <text:p>03 <text:s text:c="4"/>No ha sido necesario porque el niño(a) siempre tiene completas sus vacuna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97 <text:s text:c="4"/>No aplic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 <text:s text:c="4"/>NO SABE/NO RESPOND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6">
            <text:p>limpsalida</text:p>
          </table:table-cell>
          <table:table-cell table:style-name="ce7" office:value-type="string" calcext:value-type="string" table:number-columns-spanned="1" table:number-rows-spanned="6">
            <text:p>¿Con qué frecuencia le entregan al niño(a) aseado (a)?</text:p>
          </table:table-cell>
          <table:table-cell table:style-name="ce11" office:value-type="string" calcext:value-type="string">
            <text:p>01 <text:s text:c="4"/>Siempre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Casi siempre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3 <text:s text:c="4"/>A vece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4 <text:s text:c="4"/>Pocas vece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5 <text:s text:c="4"/>Nunc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 <text:s text:c="4"/>NO SABE/NO RESPOND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6">
            <text:p>limpsalida2</text:p>
          </table:table-cell>
          <table:table-cell table:style-name="ce7" office:value-type="string" calcext:value-type="string" table:number-columns-spanned="1" table:number-rows-spanned="6">
            <text:p>¿Con qué frecuencia le entregan al niño(a) con sus pertenencias completas?</text:p>
          </table:table-cell>
          <table:table-cell table:style-name="ce11" office:value-type="string" calcext:value-type="string">
            <text:p>01 <text:s text:c="4"/>Siempre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Casi siempre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3 <text:s text:c="4"/>A vece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4 <text:s text:c="4"/>Pocas vece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5 <text:s text:c="4"/>Nunc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 <text:s text:c="4"/>NO SABE/NO RESPOND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6">
            <text:p>vigilante</text:p>
          </table:table-cell>
          <table:table-cell table:style-name="ce7" office:value-type="string" calcext:value-type="string" table:number-columns-spanned="1" table:number-rows-spanned="6">
            <text:p>¿Con qué frecuencia el vigilante está en la entrada de la guardería?</text:p>
          </table:table-cell>
          <table:table-cell table:style-name="ce11" office:value-type="string" calcext:value-type="string">
            <text:p>01 <text:s text:c="4"/>Siempre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Casi siempre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3 <text:s text:c="4"/>A vece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4 <text:s text:c="4"/>Pocas vece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5 <text:s text:c="4"/>Nunc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 <text:s text:c="4"/>NO SABE/NO RESPOND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4">
            <text:p>simulacro</text:p>
          </table:table-cell>
          <table:table-cell table:style-name="ce7" office:value-type="string" calcext:value-type="string" table:number-columns-spanned="1" table:number-rows-spanned="4">
            <text:p>Durante los últimos 6 meses, ¿Le ha tocado presenciar o participar en algún simulacro en esta guardería?</text:p>
          </table:table-cell>
          <table:table-cell table:style-name="ce11" office:value-type="string" calcext:value-type="string">
            <text:p>01 <text:s text:c="4"/>Sí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N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97 <text:s text:c="4"/>No aplic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 <text:s text:c="4"/>NO SABE/NO RESPOND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6">
            <text:p>alrededores</text:p>
          </table:table-cell>
          <table:table-cell table:style-name="ce7" office:value-type="string" calcext:value-type="string" table:number-columns-spanned="1" table:number-rows-spanned="6">
            <text:p>¿Qué tan seguros son los alrededores de la guardería?</text:p>
          </table:table-cell>
          <table:table-cell table:style-name="ce11" office:value-type="string" calcext:value-type="string">
            <text:p>01 <text:s text:c="4"/>Muy seguro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Algo seguro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3 <text:s text:c="4"/>Ni seguros ni inseguro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4 <text:s text:c="4"/>Algo inseguro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5 <text:s text:c="4"/>Muy inseguro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 <text:s text:c="4"/>NO SABE/NO RESPOND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3">
            <text:p>seguro1</text:p>
          </table:table-cell>
          <table:table-cell table:style-name="ce7" office:value-type="string" calcext:value-type="string" table:number-columns-spanned="1" table:number-rows-spanned="3">
            <text:p>¿Ha escuchado de algún incidente de importancia en esta guardería?</text:p>
          </table:table-cell>
          <table:table-cell table:style-name="ce11" office:value-type="string" calcext:value-type="string">
            <text:p>01 <text:s text:c="4"/>Sí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N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 <text:s text:c="4"/>NO SABE/NO RESPOND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6">
            <text:p>tiempo</text:p>
          </table:table-cell>
          <table:table-cell table:style-name="ce7" office:value-type="string" calcext:value-type="string" table:number-columns-spanned="1" table:number-rows-spanned="6">
            <text:p>¿Cuánto tiempo lleva el niño(a) asistiendo a esta guardería?</text:p>
          </table:table-cell>
          <table:table-cell table:style-name="ce11" office:value-type="string" calcext:value-type="string">
            <text:p>01 <text:s text:c="4"/>Menos de 6 mese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De 6 meses a 1 añ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3 <text:s text:c="4"/>Más de 1 año a 2 año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4 <text:s text:c="4"/>Más de 2 años a 3 año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5 <text:s text:c="4"/>Más de 3 año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 <text:s text:c="4"/>NO SABE/NO RESPOND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11">
            <text:p>sala</text:p>
          </table:table-cell>
          <table:table-cell table:style-name="ce7" office:value-type="string" calcext:value-type="string" table:number-columns-spanned="1" table:number-rows-spanned="11">
            <text:p>¿En qué sala o grupo se encuentra inscrito <text:s/>el niño(a)?</text:p>
          </table:table-cell>
          <table:table-cell table:style-name="ce11" office:value-type="string" calcext:value-type="string">
            <text:p>01 <text:s text:c="4"/>Lactantes A (de 43 días a 6 meses)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Lactantes B (de 7 a 12 meses)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3 <text:s text:c="4"/>Lactantes C (de 13 a 18 meses)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4 <text:s text:c="4"/>Maternal A (de 19 a 24 meses)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5 <text:s text:c="4"/>Maternal B1 (de 25 a 30 meses)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6 <text:s text:c="4"/>Maternal B2 (de 31 a 36 meses)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7 <text:s text:c="4"/>Maternal C1 (de 37 a 42 meses)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8 <text:s text:c="4"/>Maternal C2 (de 43 a 48 meses)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9 <text:s text:c="4"/>Preescolares (49 meses o más)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10 <text:s text:c="4"/>Grupo (I, II, III, IV)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 <text:s text:c="4"/>NO SABE/NO RESPOND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3">
            <text:p>conact</text:p>
          </table:table-cell>
          <table:table-cell table:style-name="ce7" office:value-type="string" calcext:value-type="string" table:number-columns-spanned="1" table:number-rows-spanned="3">
            <text:p>¿Conoce las actividades que se realizan en la guardería con el niño(a)?</text:p>
          </table:table-cell>
          <table:table-cell table:style-name="ce11" office:value-type="string" calcext:value-type="string">
            <text:p>01 <text:s text:c="4"/>Sí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N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 <text:s text:c="4"/>NO SABE/NO RESPOND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3">
            <text:p>actadec</text:p>
          </table:table-cell>
          <table:table-cell table:style-name="ce7" office:value-type="string" calcext:value-type="string" table:number-columns-spanned="1" table:number-rows-spanned="3">
            <text:p>¿Considera que las actividades que se realizan en la guardería son adecuadas para la adquisición de hábitos y aprendizajes del niño(a)?</text:p>
          </table:table-cell>
          <table:table-cell table:style-name="ce11" office:value-type="string" calcext:value-type="string">
            <text:p>01 <text:s text:c="4"/>Sí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N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 <text:s text:c="4"/>NO SABE/NO RESPOND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3">
            <text:p>comunic1</text:p>
          </table:table-cell>
          <table:table-cell table:style-name="ce7" office:value-type="string" calcext:value-type="string" table:number-columns-spanned="1" table:number-rows-spanned="3">
            <text:p>¿En la guardería le proporcionan información sobre temas relacionados con la atención y cuidado del niño(a)?</text:p>
          </table:table-cell>
          <table:table-cell table:style-name="ce11" office:value-type="string" calcext:value-type="string">
            <text:p>01 <text:s text:c="4"/>Sí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N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 <text:s text:c="4"/>NO SABE/NO RESPOND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10">
            <text:p>comunic5</text:p>
          </table:table-cell>
          <table:table-cell table:style-name="ce7" office:value-type="string" calcext:value-type="string" table:number-columns-spanned="1" table:number-rows-spanned="10">
            <text:p>¿Mediante qué medio le gustaría recibir información sobre la atención y cuidado del niño(a)?</text:p>
          </table:table-cell>
          <table:table-cell table:style-name="ce11" office:value-type="string" calcext:value-type="string">
            <text:p>01 <text:s text:c="4"/>De manera personal/Verbal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Por corre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3 <text:s text:c="4"/>Correo electrónic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4 <text:s text:c="4"/>Internet/Redes sociale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5 <text:s text:c="4"/>Material impreso/Por escrit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6 <text:s text:c="4"/>Teléfono/ Celular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7 <text:s text:c="4"/>Juntas/Plática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97 <text:s text:c="4"/>Nada/Ningun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98 <text:s text:c="4"/>Otr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 <text:s text:c="4"/>NO SABE/NO RESPOND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10">
            <text:p>razon</text:p>
          </table:table-cell>
          <table:table-cell table:style-name="ce7" office:value-type="string" calcext:value-type="string" table:number-columns-spanned="1" table:number-rows-spanned="10">
            <text:p>¿Por qué razón eligió esta guardería en particular?</text:p>
          </table:table-cell>
          <table:table-cell table:style-name="ce11" office:value-type="string" calcext:value-type="string">
            <text:p>01 <text:s text:c="4"/>Queda cerca de casa de la mamá (papá)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Queda cerca del trabajo de la mamá (papá)</text:p>
          </table:table-cell>
          <table:table-cell table:number-columns-repeated="1021"/>
        </table:table-row>
        <table:table-row table:style-name="ro6">
          <table:covered-table-cell table:style-name="ce3"/>
          <table:covered-table-cell table:style-name="ce7"/>
          <table:table-cell table:style-name="ce12" office:value-type="string" calcext:value-type="string">
            <text:p>03 <text:s text:c="4"/>Queda cerca de la persona autorizada para recoger al niño(a)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4 <text:s text:c="4"/>Me la recomendaron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5 <text:s text:c="4"/>Da servicio de buena calidad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7 <text:s text:c="4"/>Es la única que hay en mi zon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9 <text:s text:c="4"/>Las otras guarderías no tenían lugar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10 <text:s text:c="4"/>Por el horari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998 <text:s text:c="2"/>Otr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9 <text:s text:c="2"/>NO SABE/NO RESPOND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12">
            <text:p>sat2</text:p>
          </table:table-cell>
          <table:table-cell table:style-name="ce7" office:value-type="string" calcext:value-type="string" table:number-columns-spanned="1" table:number-rows-spanned="12">
            <text:p>En una escala del 0 al 10, <text:s/>donde 0 es la peor guardería y 10 es la mejor guardería, ¿Qué calificación le pondría al servicio en esta guardería?</text:p>
          </table:table-cell>
          <table:table-cell table:style-name="ce11" office:value-type="string" calcext:value-type="string">
            <text:p>00 <text:s text:c="4"/>0 La peor guarderí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1 <text:s text:c="4"/>1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2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3 <text:s text:c="4"/>3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4 <text:s text:c="4"/>4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5 <text:s text:c="4"/>5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6 <text:s text:c="4"/>6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7 <text:s text:c="4"/>7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8 <text:s text:c="4"/>8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9 <text:s text:c="4"/>9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10 <text:s text:c="4"/>10 Lamejor guarderí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 <text:s text:c="4"/>NO SABE/NO RESPOND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5">
            <text:p>recomen</text:p>
          </table:table-cell>
          <table:table-cell table:style-name="ce7" office:value-type="string" calcext:value-type="string" table:number-columns-spanned="1" table:number-rows-spanned="5">
            <text:p>¿Recomendaría esta guardería a familiares y conocidos?</text:p>
          </table:table-cell>
          <table:table-cell table:style-name="ce11" office:value-type="string" calcext:value-type="string">
            <text:p>01 <text:s text:c="5"/>Sí, definitivamente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5"/>Sí, probablemente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3 <text:s text:c="5"/>No, probablemente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4 <text:s text:c="5"/>No, definitivamente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 <text:s text:c="5"/>NO SABE/NO RESPOND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5">
            <text:p>parent</text:p>
          </table:table-cell>
          <table:table-cell table:style-name="ce7" office:value-type="string" calcext:value-type="string" table:number-columns-spanned="1" table:number-rows-spanned="5">
            <text:p>¿Cuál es su parentesco con el niño(a) que entrega o recoge?</text:p>
          </table:table-cell>
          <table:table-cell table:style-name="ce11" office:value-type="string" calcext:value-type="string">
            <text:p>01 <text:s text:c="4"/>Padre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Madre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3 <text:s text:c="4"/>Abuelo(a)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4 <text:s text:c="4"/>Tío(a)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8 <text:s text:c="2"/>Otro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2">
            <text:p>sexo</text:p>
          </table:table-cell>
          <table:table-cell table:style-name="ce7" office:value-type="string" calcext:value-type="string" table:number-columns-spanned="1" table:number-rows-spanned="2">
            <text:p>Sexo</text:p>
          </table:table-cell>
          <table:table-cell table:style-name="ce11" office:value-type="string" calcext:value-type="string">
            <text:p>01 <text:s text:c="4"/>Mujer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02 <text:s text:c="4"/>Hombr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10">
            <text:p>escolar</text:p>
          </table:table-cell>
          <table:table-cell table:style-name="ce7" office:value-type="string" calcext:value-type="string" table:number-columns-spanned="1" table:number-rows-spanned="10">
            <text:p>¿Cuál es su último grado de estudios?</text:p>
          </table:table-cell>
          <table:table-cell table:style-name="ce11" office:value-type="string" calcext:value-type="string">
            <text:p>01 <text:s text:c="4"/>Ninguno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2 <text:s text:c="4"/>Primaria incomplet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3 <text:s text:c="4"/>Primaria complet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4 <text:s text:c="4"/>Secundaria incomplet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5 <text:s text:c="4"/>Secundaria complet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6 <text:s text:c="4"/>Preparatoria, bachillerato o carrera técnica incomplet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7 <text:s text:c="4"/>Preparatoria, bachillerato o carrera técnica complet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8 <text:s text:c="4"/>Universidad incomplet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2" office:value-type="string" calcext:value-type="string">
            <text:p>09 <text:s text:c="4"/>Universidad completa o má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99 <text:s text:c="4"/>NO SABE/NO RESPON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Delegación</text:p>
          </table:table-cell>
          <table:table-cell table:style-name="ce8" office:value-type="string" calcext:value-type="string">
            <text:p>Nombre de la delegación</text:p>
          </table:table-cell>
          <table:table-cell table:style-name="ce9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InscritosDiciembre2014</text:p>
          </table:table-cell>
          <table:table-cell table:style-name="ce8" office:value-type="string" calcext:value-type="string">
            <text:p>Inscritos Diciembre, 2014</text:p>
          </table:table-cell>
          <table:table-cell table:style-name="ce11" office:value-type="string" calcext:value-type="string">
            <text:p>-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2">
            <text:p>TipoGuard</text:p>
          </table:table-cell>
          <table:table-cell table:style-name="ce7" office:value-type="string" calcext:value-type="string" table:number-columns-spanned="1" table:number-rows-spanned="2">
            <text:p>Tipo de guardería</text:p>
          </table:table-cell>
          <table:table-cell table:style-name="ce11" office:value-type="string" calcext:value-type="string">
            <text:p>01 <text:s text:c="4"/>Prestación indirecta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7"/>
          <table:table-cell table:style-name="ce13" office:value-type="string" calcext:value-type="string">
            <text:p>02 <text:s text:c="4"/>Prestación directa</text:p>
          </table:table-cell>
          <table:table-cell table:number-columns-repeated="1021"/>
        </table:table-row>
        <table:table-row table:style-name="ro1" table:number-rows-repeated="1048175">
          <table:table-cell table:number-columns-repeated="1024"/>
        </table:table-row>
        <table:table-row table:style-name="ro7" table:number-rows-repeated="13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B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loext:min-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9">
      <number:day number:style="long"/>
      <number:text>-</number:text>
      <number:month number:textual="true"/>
    </number:date-style>
    <number:number-style style:name="N10105P0" style:volatile="true" number:language="es" number:country="BO">
      <number:text>$b </number:text>
      <number:number number:decimal-places="0" loext:min-decimal-places="0" number:min-integer-digits="1" number:grouping="true"/>
      <number:text> </number:text>
    </number:number-style>
    <number:number-style style:name="N10105" number:language="es" number:country="BO">
      <number:text>($b </number:text>
      <number:number number:decimal-places="0" loext:min-decimal-places="0" number:min-integer-digits="1" number:grouping="true"/>
      <number:text>)</number:text>
      <style:map style:condition="value()&gt;=0" style:apply-style-name="N10105P0"/>
    </number:number-style>
    <number:number-style style:name="N10106P0" style:volatile="true" number:language="es" number:country="BO">
      <number:text>$b </number:text>
      <number:number number:decimal-places="0" loext:min-decimal-places="0" number:min-integer-digits="1" number:grouping="true"/>
      <number:text> </number:text>
    </number:number-style>
    <number:number-style style:name="N10106" number:language="es" number:country="BO">
      <style:text-properties fo:color="#ff0000"/>
      <number:text>($b </number:text>
      <number:number number:decimal-places="0" loext:min-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es" number:country="BO">
      <number:text>$b </number:text>
      <number:number number:decimal-places="2" loext:min-decimal-places="2" number:min-integer-digits="1" number:grouping="true"/>
      <number:text> </number:text>
    </number:number-style>
    <number:number-style style:name="N10107" number:language="es" number:country="BO">
      <number:text>($b </number:text>
      <number:number number:decimal-places="2" loext:min-decimal-places="2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BO">
      <number:text>$b </number:text>
      <number:number number:decimal-places="2" loext:min-decimal-places="2" number:min-integer-digits="1" number:grouping="true"/>
      <number:text> </number:text>
    </number:number-style>
    <number:number-style style:name="N10108" number:language="es" number:country="BO">
      <style:text-properties fo:color="#ff0000"/>
      <number:text>($b </number:text>
      <number:number number:decimal-places="2" loext:min-decimal-places="2" number:min-integer-digits="1" number:grouping="true"/>
      <number:text>)</number:text>
      <style:map style:condition="value()&gt;=0" style:apply-style-name="N10108P0"/>
    </number:number-style>
    <number:date-style style:name="N10109" number:language="es" number:country="BO">
      <number:day number:style="long"/>
      <number:text>/</number:text>
      <number:month number:style="long"/>
      <number:text>/</number:text>
      <number:year number:style="long"/>
    </number:date-style>
    <number:date-style style:name="N10110" number:language="es" number:country="BO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BO">
      <number:day number:style="long"/>
      <number:text>-</number:text>
      <number:month number:textual="true"/>
    </number:date-style>
    <number:date-style style:name="N10112" number:language="es" number:country="BO">
      <number:month number:textual="true"/>
      <number:text>-</number:text>
      <number:year/>
    </number:date-style>
    <number:date-style style:name="N10113" number:language="es" number:country="B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es" number:country="BO">
      <number:number number:decimal-places="0" loext:min-decimal-places="0" number:min-integer-digits="1" number:grouping="true"/>
      <number:text> </number:text>
    </number:number-style>
    <number:number-style style:name="N10114" number:language="es" number:country="B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4P0"/>
    </number:number-style>
    <number:number-style style:name="N10115P0" style:volatile="true" number:language="es" number:country="BO">
      <number:number number:decimal-places="0" loext:min-decimal-places="0" number:min-integer-digits="1" number:grouping="true"/>
      <number:text> </number:text>
    </number:number-style>
    <number:number-style style:name="N10115" number:language="es" number:country="B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BO">
      <number:number number:decimal-places="2" loext:min-decimal-places="2" number:min-integer-digits="1" number:grouping="true"/>
      <number:text> </number:text>
    </number:number-style>
    <number:number-style style:name="N10116" number:language="es" number:country="B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BO">
      <number:number number:decimal-places="2" loext:min-decimal-places="2" number:min-integer-digits="1" number:grouping="true"/>
      <number:text> </number:text>
    </number:number-style>
    <number:number-style style:name="N10117" number:language="es" number:country="B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B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B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8P2" style:volatile="true" number:language="es" number:country="BO">
      <loext:text> </loext:text>
      <loext:fill-character> </loext:fill-character>
      <number:text>- </number:text>
    </number:number-style>
    <number:text-style style:name="N10118" number:language="es" number:country="BO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19P0" style:volatile="true" number:language="es" number:country="BO">
      <loext:text> $b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BO">
      <loext:text> $b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BO">
      <loext:text> $b </loext:text>
      <loext:fill-character> </loext:fill-character>
      <number:text>- </number:text>
    </number:number-style>
    <number:text-style style:name="N10119" number:language="es" number:country="BO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B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0P1" style:volatile="true" number:language="es" number:country="B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0P2" style:volatile="true" number:language="es" number:country="B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0" number:language="es" number:country="BO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BO">
      <loext:text> $b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BO">
      <loext:text> $b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BO">
      <loext:text> $b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B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uarderías" style:display-name="PageStyle_Guarderí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0T01:16:32</meta:creation-date>
    <meta:initial-creator>Jesus Flores Catarino</meta:initial-creator>
    <dc:language>es-BO</dc:language>
    <dc:date>2016-05-12T03:04:44.427698778</dc:date>
    <meta:editing-cycles>2</meta:editing-cycles>
    <meta:editing-duration>PT12M32S</meta:editing-duration>
    <meta:generator>LibreOffice/5.1.3.2$Linux_X86_64 LibreOffice_project/10m0$Build-2</meta:generator>
    <meta:document-statistic meta:table-count="1" meta:cell-count="37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